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23e2b9"/>
    </style:style>
    <style:style style:name="P2" style:family="paragraph" style:parent-style-name="Standard">
      <style:text-properties fo:font-weight="bold" officeooo:paragraph-rsid="0023e2b9" style:font-weight-asian="bold" style:font-weight-complex="bold"/>
    </style:style>
    <style:style style:name="P3" style:family="paragraph" style:parent-style-name="Standard" style:list-style-name="L1">
      <style:text-properties officeooo:paragraph-rsid="0023e2b9"/>
    </style:style>
    <style:style style:name="P4" style:family="paragraph" style:parent-style-name="Standard">
      <style:text-properties officeooo:rsid="0018cf96" officeooo:paragraph-rsid="0023e2b9"/>
    </style:style>
    <style:style style:name="P5" style:family="paragraph" style:parent-style-name="Standard">
      <style:text-properties officeooo:rsid="001722d8" officeooo:paragraph-rsid="001722d8"/>
    </style:style>
    <style:style style:name="T1" style:family="text">
      <style:text-properties officeooo:rsid="0018cf96"/>
    </style:style>
    <style:style style:name="T2" style:family="text">
      <style:text-properties officeooo:rsid="00379af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° Onagre : {identifiant_onagre}</text:p>
      <text:p text:style-name="Standard"/>
      <text:p text:style-name="Standard">Activité principale : {activité_principale}</text:p>
      <text:p text:style-name="Standard"/>
      <text:p text:style-name="Standard">Bonjour,</text:p>
      <text:p text:style-name="Standard"/>
      <text:p text:style-name="Standard">Vous trouverez ci-joint le DDEP, la liste des espèces impactées et ma saisine du CNPN pour le projet {nom} porté par {demandeur} situé à {localisation}</text:p>
      <text:p text:style-name="Standard"/>
      <text:p text:style-name="Standard">Il concerne les espèces suivantes <text:span text:style-name="T1">groupées par impact </text:span>:</text:p>
      <text:p text:style-name="Standard"/>
      <text:p text:style-name="P1">{#each liste_espèces_par_impact as é<text:span text:style-name="T2">lément</text:span>}</text:p>
      <text:p text:style-name="P2">{é<text:span text:style-name="T2">lément</text:span>.<text:span text:style-name="T2">impact</text:span>}</text:p>
      <text:list text:style-name="L1">
        <text:list-item>
          <text:p text:style-name="P3">{#each é<text:span text:style-name="T2">lément</text:span>.<text:span text:style-name="T2">liste_</text:span>espèces as espèce}</text:p>
        </text:list-item>
        <text:list-item>
          <text:p text:style-name="P3">{espèce.nomVernaculaire} (<text:span text:style-name="T3">{espèce.nomScientifique}</text:span>)</text:p>
        </text:list-item>
        <text:list-item>
          <text:p text:style-name="P3">{/each}</text:p>
        </text:list-item>
      </text:list>
      <text:p text:style-name="P1"/>
      <text:p text:style-name="P4"><text:span text:style-name="Source_20_Text">{/each}</text:span></text:p>
      <text:p text:style-name="P5"/>
      <text:p text:style-name="Standard"/>
      <text:p text:style-name="Standard">Il s’agit d’un projet en Autorisation environnementale : {régime_autorisation_environnementale}</text:p>
      <text:p text:style-name="Standard"/>
      <text:p text:style-name="Standard">Cordialement,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15:09:13.597187704</meta:creation-date>
    <dc:date>2025-06-20T16:42:50.445244000</dc:date>
    <meta:editing-duration>PT30M25S</meta:editing-duration>
    <meta:editing-cycles>12</meta:editing-cycles>
    <meta:generator>LibreOffice/25.2.4.3$MacOSX_AARCH64 LibreOffice_project/33e196637044ead23f5c3226cde09b47731f7e27</meta:generator>
    <meta:document-statistic meta:table-count="0" meta:image-count="0" meta:object-count="0" meta:page-count="1" meta:paragraph-count="13" meta:word-count="69" meta:character-count="563" meta:non-whitespace-character-count="510"/>
  </office:meta>
</office:document-meta>
</file>